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2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93.16pt" svg:y="22.42pt">
            <loext:p draw:notify-on-update-of-ranges="Sheet1.A2:Sheet1.A15 Sheet1.B1:Sheet1.B1 Sheet1.B2:Sheet1.B15 Sheet1.A2:Sheet1.A15 Sheet1.C1:Sheet1.C1 Sheet1.C2:Sheet1.C15 Sheet1.A2:Sheet1.A15 Sheet1.D1:Sheet1.D1 Sheet1.D2:Sheet1.D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1.06pt" svg:y="300.27pt">
            <loext:p draw:notify-on-update-of-ranges="Sheet1.O1:Sheet1.O1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96.36pt" svg:y="20.92pt">
            <loext:p draw:notify-on-update-of-ranges="Sheet1.R1:Sheet1.R1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slots per sw</text:p>
          </table:table-cell>
          <table:table-cell office:value-type="string" calcext:value-type="string">
            <text:p>Recv1</text:p>
          </table:table-cell>
          <table:table-cell office:value-type="string" calcext:value-type="string">
            <text:p>Recv2</text:p>
          </table:table-cell>
          <table:table-cell office:value-type="string" calcext:value-type="string">
            <text:p>Recv3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 [.M1]+[.N1]" office:value-type="float" office:value="340" calcext:value-type="float">
            <text:p>34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 [.P1]+[.Q1]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formula="of:= [.S1]+[.T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1666" calcext:value-type="float">
            <text:p>0.0741666</text:p>
          </table:table-cell>
          <table:table-cell office:value-type="float" office:value="0.0702428" calcext:value-type="float">
            <text:p>0.0702428</text:p>
          </table:table-cell>
          <table:table-cell office:value-type="float" office:value="0.0705184" calcext:value-type="float">
            <text:p>0.0705184</text:p>
          </table:table-cell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M2]+[.N2]" office:value-type="float" office:value="340" calcext:value-type="float">
            <text:p>34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 [.P2]+[.Q2]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S2]+[.T2]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06477" calcext:value-type="float">
            <text:p>0.0306477</text:p>
          </table:table-cell>
          <table:table-cell office:value-type="float" office:value="0.0265548" calcext:value-type="float">
            <text:p>0.0265548</text:p>
          </table:table-cell>
          <table:table-cell office:value-type="float" office:value="0.0151958" calcext:value-type="float">
            <text:p>0.0151958</text:p>
          </table:table-cell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M3]+[.N3]"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formula="of:= [.P3]+[.Q3]"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S3]+[.T3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4812" calcext:value-type="float">
            <text:p>0.0254812</text:p>
          </table:table-cell>
          <table:table-cell office:value-type="float" office:value="0.0196743" calcext:value-type="float">
            <text:p>0.0196743</text:p>
          </table:table-cell>
          <table:table-cell table:style-name="ce1" office:value-type="float" office:value="0.00943951" calcext:value-type="float">
            <text:p>0.00943951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M4]+[.N4]"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 [.P4]+[.Q4]"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S4]+[.T4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97475" calcext:value-type="float">
            <text:p>0.0197475</text:p>
          </table:table-cell>
          <table:table-cell office:value-type="float" office:value="0.0139051" calcext:value-type="float">
            <text:p>0.0139051</text:p>
          </table:table-cell>
          <table:table-cell office:value-type="float" office:value="0.0067825" calcext:value-type="float">
            <text:p>0.006782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M5]+[.N5]" office:value-type="float" office:value="340" calcext:value-type="float">
            <text:p>3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P5]+[.Q5]" office:value-type="float" office:value="340" calcext:value-type="float">
            <text:p>3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S5]+[.T5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58257" calcext:value-type="float">
            <text:p>0.0158257</text:p>
          </table:table-cell>
          <table:table-cell office:value-type="float" office:value="0.011934" calcext:value-type="float">
            <text:p>0.011934</text:p>
          </table:table-cell>
          <table:table-cell office:value-type="float" office:value="0.00577737" calcext:value-type="float">
            <text:p>0.00577737</text:p>
          </table:table-cell>
          <table:table-cell table:number-columns-repeated="8"/>
          <table:table-cell table:number-columns-repeated="2" office:value-type="float" office:value="220" calcext:value-type="float">
            <text:p>220</text:p>
          </table:table-cell>
          <table:table-cell table:formula="of:= [.M6]+[.N6]" office:value-type="float" office:value="440" calcext:value-type="float">
            <text:p>4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P6]+[.Q6]" office:value-type="float" office:value="440" calcext:value-type="float">
            <text:p>4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S6]+[.T6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37956" calcext:value-type="float">
            <text:p>0.0137956</text:p>
          </table:table-cell>
          <table:table-cell table:style-name="ce1" office:value-type="float" office:value="0.0107015" calcext:value-type="float">
            <text:p>0.0107015</text:p>
          </table:table-cell>
          <table:table-cell office:value-type="float" office:value="0.00461026" calcext:value-type="float">
            <text:p>0.0046102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 [.M7]+[.N7]"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7]+[.Q7]" office:value-type="float" office:value="340" calcext:value-type="float">
            <text:p>3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S7]+[.T7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17365" calcext:value-type="float">
            <text:p>0.0117365</text:p>
          </table:table-cell>
          <table:table-cell table:style-name="ce1" office:value-type="float" office:value="0.00847891" calcext:value-type="float">
            <text:p>0.00847891</text:p>
          </table:table-cell>
          <table:table-cell office:value-type="float" office:value="0.00331869" calcext:value-type="float">
            <text:p>0.00331869</text:p>
          </table:table-cell>
          <table:table-cell table:number-columns-repeated="8"/>
          <table:table-cell table:number-columns-repeated="2" office:value-type="float" office:value="20" calcext:value-type="float">
            <text:p>20</text:p>
          </table:table-cell>
          <table:table-cell table:formula="of:= [.M8]+[.N8]"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8]+[.Q8]"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S8]+[.T8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106505" calcext:value-type="float">
            <text:p>0.0106505</text:p>
          </table:table-cell>
          <table:table-cell office:value-type="float" office:value="0.00787571" calcext:value-type="float">
            <text:p>0.00787571</text:p>
          </table:table-cell>
          <table:table-cell office:value-type="float" office:value="0.00368107" calcext:value-type="float">
            <text:p>0.00368107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M9]+[.N9]" office:value-type="float" office:value="340" calcext:value-type="float">
            <text:p>34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 [.P9]+[.Q9]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formula="of:= [.S9]+[.T9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0.0100438" calcext:value-type="float">
            <text:p>0.0100438</text:p>
          </table:table-cell>
          <table:table-cell office:value-type="float" office:value="0.00786783" calcext:value-type="float">
            <text:p>0.00786783</text:p>
          </table:table-cell>
          <table:table-cell office:value-type="float" office:value="0.00303132" calcext:value-type="float">
            <text:p>0.00303132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 [.M10]+[.N10]" office:value-type="float" office:value="340" calcext:value-type="float">
            <text:p>34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 [.P10]+[.Q10]" office:value-type="float" office:value="240" calcext:value-type="float">
            <text:p>24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 [.S10]+[.T10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 office:value-type="float" office:value="0.00987749" calcext:value-type="float">
            <text:p>0.00987749</text:p>
          </table:table-cell>
          <table:table-cell office:value-type="float" office:value="0.0065547" calcext:value-type="float">
            <text:p>0.0065547</text:p>
          </table:table-cell>
          <table:table-cell office:value-type="float" office:value="0.00222687" calcext:value-type="float">
            <text:p>0.00222687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 [.M11]+[.N11]"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11]+[.Q11]" office:value-type="float" office:value="540" calcext:value-type="float">
            <text:p>5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S11]+[.T11]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81369" calcext:value-type="float">
            <text:p>0.0081369</text:p>
          </table:table-cell>
          <table:table-cell office:value-type="float" office:value="0.0060815" calcext:value-type="float">
            <text:p>0.0060815</text:p>
          </table:table-cell>
          <table:table-cell office:value-type="float" office:value="0.00206617" calcext:value-type="float">
            <text:p>0.00206617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formula="of:= [.M12]+[.N12]"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12]+[.Q12]"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 [.S12]+[.T12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817145" calcext:value-type="float">
            <text:p>0.00817145</text:p>
          </table:table-cell>
          <table:table-cell office:value-type="float" office:value="0.00552561" calcext:value-type="float">
            <text:p>0.00552561</text:p>
          </table:table-cell>
          <table:table-cell office:value-type="float" office:value="0.00317446" calcext:value-type="float">
            <text:p>0.00317446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M13]+[.N13]" office:value-type="float" office:value="440" calcext:value-type="float">
            <text:p>4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13]+[.Q13]" office:value-type="float" office:value="540" calcext:value-type="float">
            <text:p>54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formula="of:= [.S13]+[.T13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701262" calcext:value-type="float">
            <text:p>0.00701262</text:p>
          </table:table-cell>
          <table:table-cell office:value-type="float" office:value="0.00502397" calcext:value-type="float">
            <text:p>0.00502397</text:p>
          </table:table-cell>
          <table:table-cell office:value-type="float" office:value="0.00216198" calcext:value-type="float">
            <text:p>0.00216198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table:formula="of:= [.M14]+[.N14]" office:value-type="float" office:value="540" calcext:value-type="float">
            <text:p>540</text:p>
          </table:table-cell>
          <table:table-cell office:value-type="float" office:value="220" calcext:value-type="float">
            <text:p>220</text:p>
          </table:table-cell>
          <table:table-cell office:value-type="float" office:value="420" calcext:value-type="float">
            <text:p>420</text:p>
          </table:table-cell>
          <table:table-cell table:formula="of:= [.P14]+[.Q14]" office:value-type="float" office:value="640" calcext:value-type="float">
            <text:p>64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 [.S14]+[.T14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676517" calcext:value-type="float">
            <text:p>0.00676517</text:p>
          </table:table-cell>
          <table:table-cell office:value-type="float" office:value="0.005149" calcext:value-type="float">
            <text:p>0.005149</text:p>
          </table:table-cell>
          <table:table-cell office:value-type="float" office:value="0.00207751" calcext:value-type="float">
            <text:p>0.00207751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M15]+[.N15]"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15]+[.Q15]"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S15]+[.T15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1"/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M16]+[.N16]" office:value-type="float" office:value="540" calcext:value-type="float">
            <text:p>5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P16]+[.Q16]"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 [.S16]+[.T16]" office:value-type="float" office:value="340" calcext:value-type="float">
            <text:p>3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220" calcext:value-type="float">
            <text:p>220</text:p>
          </table:table-cell>
          <table:table-cell table:formula="of:= [.M17]+[.N17]" office:value-type="float" office:value="440" calcext:value-type="float">
            <text:p>4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17]+[.Q17]" office:value-type="float" office:value="440" calcext:value-type="float">
            <text:p>4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17]+[.T17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formula="of:= [.M18]+[.N18]" office:value-type="float" office:value="740" calcext:value-type="float">
            <text:p>740</text:p>
          </table:table-cell>
          <table:table-cell office:value-type="float" office:value="220" calcext:value-type="float">
            <text:p>220</text:p>
          </table:table-cell>
          <table:table-cell office:value-type="float" office:value="420" calcext:value-type="float">
            <text:p>420</text:p>
          </table:table-cell>
          <table:table-cell table:formula="of:= [.P18]+[.Q18]" office:value-type="float" office:value="640" calcext:value-type="float">
            <text:p>6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S18]+[.T18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M19]+[.N19]"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19]+[.Q19]" office:value-type="float" office:value="440" calcext:value-type="float">
            <text:p>4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19]+[.T19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320" calcext:value-type="float">
            <text:p>320</text:p>
          </table:table-cell>
          <table:table-cell table:formula="of:= [.M20]+[.N20]" office:value-type="float" office:value="840" calcext:value-type="float">
            <text:p>8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20]+[.Q20]"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20]+[.T20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420" calcext:value-type="float">
            <text:p>420</text:p>
          </table:table-cell>
          <table:table-cell table:formula="of:= [.M21]+[.N21]" office:value-type="float" office:value="940" calcext:value-type="float">
            <text:p>940</text:p>
          </table:table-cell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formula="of:= [.P21]+[.Q21]"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21]+[.T21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M22]+[.N22]" office:value-type="float" office:value="740" calcext:value-type="float">
            <text:p>7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22]+[.Q22]"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22]+[.T22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table:formula="of:= [.M23]+[.N23]" office:value-type="float" office:value="940" calcext:value-type="float">
            <text:p>940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formula="of:= [.P23]+[.Q23]" office:value-type="float" office:value="640" calcext:value-type="float">
            <text:p>6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23]+[.T23]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#slots per sw</text:p>
          </table:table-cell>
          <table:table-cell office:value-type="string" calcext:value-type="string">
            <text:p>#slots on both sw</text:p>
          </table:table-cell>
          <table:table-cell office:value-type="string" calcext:value-type="string">
            <text:p>Recv1</text:p>
          </table:table-cell>
          <table:table-cell office:value-type="string" calcext:value-type="string">
            <text:p>Recv2</text:p>
          </table:table-cell>
          <table:table-cell office:value-type="string" calcext:value-type="string">
            <text:p>Recv3</text:p>
          </table:table-cell>
          <table:table-cell table:number-columns-repeated="7"/>
          <table:table-cell table:number-columns-repeated="2" office:value-type="float" office:value="520" calcext:value-type="float">
            <text:p>520</text:p>
          </table:table-cell>
          <table:table-cell table:formula="of:= [.M24]+[.N24]" office:value-type="float" office:value="1040" calcext:value-type="float">
            <text:p>1040</text:p>
          </table:table-cell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table:formula="of:= [.P24]+[.Q24]" office:value-type="float" office:value="840" calcext:value-type="float">
            <text:p>8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24]+[.T24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2*[.A25]" office:value-type="float" office:value="0" calcext:value-type="float">
            <text:p>0</text:p>
          </table:table-cell>
          <table:table-cell office:value-type="float" office:value="0.0741666" calcext:value-type="float">
            <text:p>0.0741666</text:p>
          </table:table-cell>
          <table:table-cell office:value-type="float" office:value="0.0702428" calcext:value-type="float">
            <text:p>0.0702428</text:p>
          </table:table-cell>
          <table:table-cell office:value-type="float" office:value="0.0705184" calcext:value-type="float">
            <text:p>0.0705184</text:p>
          </table:table-cell>
          <table:table-cell table:number-columns-repeated="7"/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formula="of:= [.M25]+[.N25]" office:value-type="float" office:value="740" calcext:value-type="float">
            <text:p>740</text:p>
          </table:table-cell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table:formula="of:= [.P25]+[.Q25]" office:value-type="float" office:value="840" calcext:value-type="float">
            <text:p>840</text:p>
          </table:table-cell>
          <table:table-cell office:value-type="float" office:value="520" calcext:value-type="float">
            <text:p>520</text:p>
          </table:table-cell>
          <table:table-cell office:value-type="float" office:value="320" calcext:value-type="float">
            <text:p>320</text:p>
          </table:table-cell>
          <table:table-cell table:formula="of:= [.S25]+[.T25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2*[.A26]" office:value-type="float" office:value="100" calcext:value-type="float">
            <text:p>100</text:p>
          </table:table-cell>
          <table:table-cell office:value-type="float" office:value="0.0306477" calcext:value-type="float">
            <text:p>0.0306477</text:p>
          </table:table-cell>
          <table:table-cell office:value-type="float" office:value="0.0265548" calcext:value-type="float">
            <text:p>0.0265548</text:p>
          </table:table-cell>
          <table:table-cell office:value-type="float" office:value="0.0151958" calcext:value-type="float">
            <text:p>0.0151958</text:p>
          </table:table-cell>
          <table:table-cell table:number-columns-repeated="7"/>
          <table:table-cell office:value-type="float" office:value="520" calcext:value-type="float">
            <text:p>520</text:p>
          </table:table-cell>
          <table:table-cell office:value-type="float" office:value="420" calcext:value-type="float">
            <text:p>420</text:p>
          </table:table-cell>
          <table:table-cell table:formula="of:= [.M26]+[.N26]" office:value-type="float" office:value="940" calcext:value-type="float">
            <text:p>940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formula="of:= [.P26]+[.Q26]" office:value-type="float" office:value="640" calcext:value-type="float">
            <text:p>640</text:p>
          </table:table-cell>
          <table:table-cell office:value-type="float" office:value="620" calcext:value-type="float">
            <text:p>620</text:p>
          </table:table-cell>
          <table:table-cell office:value-type="float" office:value="320" calcext:value-type="float">
            <text:p>320</text:p>
          </table:table-cell>
          <table:table-cell table:formula="of:= [.S26]+[.T26]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2*[.A27]" office:value-type="float" office:value="200" calcext:value-type="float">
            <text:p>200</text:p>
          </table:table-cell>
          <table:table-cell office:value-type="float" office:value="0.0254812" calcext:value-type="float">
            <text:p>0.0254812</text:p>
          </table:table-cell>
          <table:table-cell office:value-type="float" office:value="0.0196743" calcext:value-type="float">
            <text:p>0.0196743</text:p>
          </table:table-cell>
          <table:table-cell table:style-name="ce1" office:value-type="float" office:value="0.00943951" calcext:value-type="float">
            <text:p>0.00943951</text:p>
          </table:table-cell>
          <table:table-cell table:number-columns-repeated="7"/>
          <table:table-cell office:value-type="float" office:value="620" calcext:value-type="float">
            <text:p>620</text:p>
          </table:table-cell>
          <table:table-cell office:value-type="float" office:value="520" calcext:value-type="float">
            <text:p>520</text:p>
          </table:table-cell>
          <table:table-cell table:formula="of:= [.M27]+[.N27]" office:value-type="float" office:value="1140" calcext:value-type="float">
            <text:p>1140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formula="of:= [.P27]+[.Q27]" office:value-type="float" office:value="640" calcext:value-type="float">
            <text:p>640</text:p>
          </table:table-cell>
          <table:table-cell office:value-type="float" office:value="620" calcext:value-type="float">
            <text:p>620</text:p>
          </table:table-cell>
          <table:table-cell office:value-type="float" office:value="320" calcext:value-type="float">
            <text:p>320</text:p>
          </table:table-cell>
          <table:table-cell table:formula="of:= [.S27]+[.T27]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2*[.A28]" office:value-type="float" office:value="300" calcext:value-type="float">
            <text:p>300</text:p>
          </table:table-cell>
          <table:table-cell office:value-type="float" office:value="0.0197475" calcext:value-type="float">
            <text:p>0.0197475</text:p>
          </table:table-cell>
          <table:table-cell office:value-type="float" office:value="0.0139051" calcext:value-type="float">
            <text:p>0.0139051</text:p>
          </table:table-cell>
          <table:table-cell office:value-type="float" office:value="0.0067825" calcext:value-type="float">
            <text:p>0.0067825</text:p>
          </table:table-cell>
          <table:table-cell table:number-columns-repeated="7"/>
          <table:table-cell office:value-type="float" office:value="620" calcext:value-type="float">
            <text:p>620</text:p>
          </table:table-cell>
          <table:table-cell office:value-type="float" office:value="720" calcext:value-type="float">
            <text:p>720</text:p>
          </table:table-cell>
          <table:table-cell table:formula="of:= [.M28]+[.N28]" office:value-type="float" office:value="1340" calcext:value-type="float">
            <text:p>13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28]+[.Q28]"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28]+[.T28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2*[.A29]" office:value-type="float" office:value="400" calcext:value-type="float">
            <text:p>400</text:p>
          </table:table-cell>
          <table:table-cell office:value-type="float" office:value="0.0158257" calcext:value-type="float">
            <text:p>0.0158257</text:p>
          </table:table-cell>
          <table:table-cell office:value-type="float" office:value="0.011934" calcext:value-type="float">
            <text:p>0.011934</text:p>
          </table:table-cell>
          <table:table-cell office:value-type="float" office:value="0.00577737" calcext:value-type="float">
            <text:p>0.00577737</text:p>
          </table:table-cell>
          <table:table-cell table:number-columns-repeated="7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29]+[.N29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29]+[.Q29]" office:value-type="float" office:value="540" calcext:value-type="float">
            <text:p>54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formula="of:= [.S29]+[.T29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2*[.A30]" office:value-type="float" office:value="500" calcext:value-type="float">
            <text:p>500</text:p>
          </table:table-cell>
          <table:table-cell office:value-type="float" office:value="0.0137956" calcext:value-type="float">
            <text:p>0.0137956</text:p>
          </table:table-cell>
          <table:table-cell table:style-name="ce1" office:value-type="float" office:value="0.0107015" calcext:value-type="float">
            <text:p>0.0107015</text:p>
          </table:table-cell>
          <table:table-cell office:value-type="float" office:value="0.00461026" calcext:value-type="float">
            <text:p>0.00461026</text:p>
          </table:table-cell>
          <table:table-cell table:number-columns-repeated="7"/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table:formula="of:= [.M30]+[.N30]" office:value-type="float" office:value="940" calcext:value-type="float">
            <text:p>940</text:p>
          </table:table-cell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formula="of:= [.P30]+[.Q30]" office:value-type="float" office:value="740" calcext:value-type="float">
            <text:p>74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formula="of:= [.S30]+[.T30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2*[.A31]" office:value-type="float" office:value="600" calcext:value-type="float">
            <text:p>600</text:p>
          </table:table-cell>
          <table:table-cell office:value-type="float" office:value="0.0117365" calcext:value-type="float">
            <text:p>0.0117365</text:p>
          </table:table-cell>
          <table:table-cell table:style-name="ce1" office:value-type="float" office:value="0.00847891" calcext:value-type="float">
            <text:p>0.00847891</text:p>
          </table:table-cell>
          <table:table-cell office:value-type="float" office:value="0.00331869" calcext:value-type="float">
            <text:p>0.00331869</text:p>
          </table:table-cell>
          <table:table-cell table:number-columns-repeated="7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31]+[.N31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table:formula="of:= [.P31]+[.Q31]" office:value-type="float" office:value="840" calcext:value-type="float">
            <text:p>84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formula="of:= [.S31]+[.T31]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 2*[.A32]" office:value-type="float" office:value="700" calcext:value-type="float">
            <text:p>700</text:p>
          </table:table-cell>
          <table:table-cell office:value-type="float" office:value="0.0106505" calcext:value-type="float">
            <text:p>0.0106505</text:p>
          </table:table-cell>
          <table:table-cell office:value-type="float" office:value="0.00787571" calcext:value-type="float">
            <text:p>0.00787571</text:p>
          </table:table-cell>
          <table:table-cell office:value-type="float" office:value="0.00368107" calcext:value-type="float">
            <text:p>0.00368107</text:p>
          </table:table-cell>
          <table:table-cell table:number-columns-repeated="7"/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table:formula="of:= [.M32]+[.N32]" office:value-type="float" office:value="1340" calcext:value-type="float">
            <text:p>1340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formula="of:= [.P32]+[.Q32]" office:value-type="float" office:value="640" calcext:value-type="float">
            <text:p>6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32]+[.T32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 2*[.A33]" office:value-type="float" office:value="800" calcext:value-type="float">
            <text:p>800</text:p>
          </table:table-cell>
          <table:table-cell table:style-name="ce1" office:value-type="float" office:value="0.0100438" calcext:value-type="float">
            <text:p>0.0100438</text:p>
          </table:table-cell>
          <table:table-cell office:value-type="float" office:value="0.00786783" calcext:value-type="float">
            <text:p>0.00786783</text:p>
          </table:table-cell>
          <table:table-cell office:value-type="float" office:value="0.00303132" calcext:value-type="float">
            <text:p>0.00303132</text:p>
          </table:table-cell>
          <table:table-cell table:number-columns-repeated="7"/>
          <table:table-cell table:number-columns-repeated="2" office:value-type="float" office:value="620" calcext:value-type="float">
            <text:p>620</text:p>
          </table:table-cell>
          <table:table-cell table:formula="of:= [.M33]+[.N33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33]+[.Q33]" office:value-type="float" office:value="440" calcext:value-type="float">
            <text:p>4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33]+[.T33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 2*[.A34]" office:value-type="float" office:value="900" calcext:value-type="float">
            <text:p>900</text:p>
          </table:table-cell>
          <table:table-cell table:style-name="ce1" office:value-type="float" office:value="0.00987749" calcext:value-type="float">
            <text:p>0.00987749</text:p>
          </table:table-cell>
          <table:table-cell office:value-type="float" office:value="0.0065547" calcext:value-type="float">
            <text:p>0.0065547</text:p>
          </table:table-cell>
          <table:table-cell office:value-type="float" office:value="0.00222687" calcext:value-type="float">
            <text:p>0.00222687</text:p>
          </table:table-cell>
          <table:table-cell table:number-columns-repeated="7"/>
          <table:table-cell table:number-columns-repeated="2" office:value-type="float" office:value="420" calcext:value-type="float">
            <text:p>420</text:p>
          </table:table-cell>
          <table:table-cell table:formula="of:= [.M34]+[.N34]" office:value-type="float" office:value="840" calcext:value-type="float">
            <text:p>8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34]+[.Q34]" office:value-type="float" office:value="540" calcext:value-type="float">
            <text:p>5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34]+[.T34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 2*[.A35]" office:value-type="float" office:value="1000" calcext:value-type="float">
            <text:p>1000</text:p>
          </table:table-cell>
          <table:table-cell office:value-type="float" office:value="0.0081369" calcext:value-type="float">
            <text:p>0.0081369</text:p>
          </table:table-cell>
          <table:table-cell office:value-type="float" office:value="0.0060815" calcext:value-type="float">
            <text:p>0.0060815</text:p>
          </table:table-cell>
          <table:table-cell office:value-type="float" office:value="0.00206617" calcext:value-type="float">
            <text:p>0.00206617</text:p>
          </table:table-cell>
          <table:table-cell table:number-columns-repeated="7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35]+[.N35]" office:value-type="float" office:value="1140" calcext:value-type="float">
            <text:p>11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P35]+[.Q35]"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35]+[.T35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 2*[.A36]" office:value-type="float" office:value="1100" calcext:value-type="float">
            <text:p>1100</text:p>
          </table:table-cell>
          <table:table-cell office:value-type="float" office:value="0.00817145" calcext:value-type="float">
            <text:p>0.00817145</text:p>
          </table:table-cell>
          <table:table-cell office:value-type="float" office:value="0.00552561" calcext:value-type="float">
            <text:p>0.00552561</text:p>
          </table:table-cell>
          <table:table-cell office:value-type="float" office:value="0.00317446" calcext:value-type="float">
            <text:p>0.00317446</text:p>
          </table:table-cell>
          <table:table-cell table:number-columns-repeated="7"/>
          <table:table-cell table:number-columns-repeated="2" office:value-type="float" office:value="720" calcext:value-type="float">
            <text:p>720</text:p>
          </table:table-cell>
          <table:table-cell table:formula="of:= [.M36]+[.N36]"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36]+[.Q36]" office:value-type="float" office:value="540" calcext:value-type="float">
            <text:p>5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36]+[.T36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 2*[.A37]" office:value-type="float" office:value="1200" calcext:value-type="float">
            <text:p>1200</text:p>
          </table:table-cell>
          <table:table-cell office:value-type="float" office:value="0.00701262" calcext:value-type="float">
            <text:p>0.00701262</text:p>
          </table:table-cell>
          <table:table-cell office:value-type="float" office:value="0.00502397" calcext:value-type="float">
            <text:p>0.00502397</text:p>
          </table:table-cell>
          <table:table-cell office:value-type="float" office:value="0.00216198" calcext:value-type="float">
            <text:p>0.00216198</text:p>
          </table:table-cell>
          <table:table-cell table:number-columns-repeated="7"/>
          <table:table-cell table:number-columns-repeated="2" office:value-type="float" office:value="720" calcext:value-type="float">
            <text:p>720</text:p>
          </table:table-cell>
          <table:table-cell table:formula="of:= [.M37]+[.N37]"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P37]+[.Q37]"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37]+[.T37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 2*[.A38]" office:value-type="float" office:value="1300" calcext:value-type="float">
            <text:p>1300</text:p>
          </table:table-cell>
          <table:table-cell office:value-type="float" office:value="0.00676517" calcext:value-type="float">
            <text:p>0.00676517</text:p>
          </table:table-cell>
          <table:table-cell office:value-type="float" office:value="0.005149" calcext:value-type="float">
            <text:p>0.005149</text:p>
          </table:table-cell>
          <table:table-cell office:value-type="float" office:value="0.00207751" calcext:value-type="float">
            <text:p>0.00207751</text:p>
          </table:table-cell>
          <table:table-cell table:number-columns-repeated="7"/>
          <table:table-cell office:value-type="float" office:value="620" calcext:value-type="float">
            <text:p>620</text:p>
          </table:table-cell>
          <table:table-cell office:value-type="float" office:value="720" calcext:value-type="float">
            <text:p>720</text:p>
          </table:table-cell>
          <table:table-cell table:formula="of:= [.M38]+[.N38]" office:value-type="float" office:value="1340" calcext:value-type="float">
            <text:p>13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38]+[.Q38]" office:value-type="float" office:value="440" calcext:value-type="float">
            <text:p>4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38]+[.T38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39]+[.N39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39]+[.Q39]"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S39]+[.T39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40]+[.N40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P40]+[.Q40]"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 [.S40]+[.T40]" office:value-type="float" office:value="340" calcext:value-type="float">
            <text:p>3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41]+[.N41]"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41]+[.Q41]" office:value-type="float" office:value="440" calcext:value-type="float">
            <text:p>4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S41]+[.T41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42]+[.N42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42]+[.Q42]"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42]+[.T42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43]+[.N43]"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P43]+[.Q43]"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S43]+[.T43]" office:value-type="float" office:value="340" calcext:value-type="float">
            <text:p>340</text:p>
          </table:table-cell>
        </table:table-row>
        <table:table-row table:style-name="ro1">
          <table:table-cell table:number-columns-repeated="12"/>
          <table:table-cell office:value-type="float" office:value="620" calcext:value-type="float">
            <text:p>620</text:p>
          </table:table-cell>
          <table:table-cell office:value-type="float" office:value="720" calcext:value-type="float">
            <text:p>720</text:p>
          </table:table-cell>
          <table:table-cell table:formula="of:= [.M44]+[.N44]" office:value-type="float" office:value="1340" calcext:value-type="float">
            <text:p>13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44]+[.Q44]"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44]+[.T44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45]+[.N45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45]+[.Q45]"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45]+[.T45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46]+[.N46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formula="of:= [.P46]+[.Q46]" office:value-type="float" office:value="640" calcext:value-type="float">
            <text:p>6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46]+[.T46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table:formula="of:= [.M47]+[.N47]" office:value-type="float" office:value="1040" calcext:value-type="float">
            <text:p>1040</text:p>
          </table:table-cell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table:formula="of:= [.P47]+[.Q47]" office:value-type="float" office:value="840" calcext:value-type="float">
            <text:p>8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47]+[.T47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520" calcext:value-type="float">
            <text:p>520</text:p>
          </table:table-cell>
          <table:table-cell table:formula="of:= [.M48]+[.N48]" office:value-type="float" office:value="1040" calcext:value-type="float">
            <text:p>1040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formula="of:= [.P48]+[.Q48]" office:value-type="float" office:value="640" calcext:value-type="float">
            <text:p>640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formula="of:= [.S48]+[.T48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49]+[.N49]"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49]+[.Q49]"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49]+[.T49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50]+[.N50]"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50]+[.Q50]"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50]+[.T50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520" calcext:value-type="float">
            <text:p>520</text:p>
          </table:table-cell>
          <table:table-cell table:formula="of:= [.M51]+[.N51]" office:value-type="float" office:value="1040" calcext:value-type="float">
            <text:p>1040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formula="of:= [.P51]+[.Q51]" office:value-type="float" office:value="640" calcext:value-type="float">
            <text:p>6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51]+[.T51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52]+[.N52]"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table:formula="of:= [.P52]+[.Q52]" office:value-type="float" office:value="840" calcext:value-type="float">
            <text:p>840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formula="of:= [.S52]+[.T52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53]+[.N53]"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formula="of:= [.P53]+[.Q53]" office:value-type="float" office:value="640" calcext:value-type="float">
            <text:p>6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53]+[.T53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520" calcext:value-type="float">
            <text:p>520</text:p>
          </table:table-cell>
          <table:table-cell table:formula="of:= [.M54]+[.N54]" office:value-type="float" office:value="1040" calcext:value-type="float">
            <text:p>104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table:formula="of:= [.P54]+[.Q54]"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54]+[.T54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55]+[.N55]" office:value-type="float" office:value="1440" calcext:value-type="float">
            <text:p>1440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 [.P55]+[.Q55]" office:value-type="float" office:value="640" calcext:value-type="float">
            <text:p>6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55]+[.T55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56]+[.N56]" office:value-type="float" office:value="1440" calcext:value-type="float">
            <text:p>14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P56]+[.Q56]" office:value-type="float" office:value="440" calcext:value-type="float">
            <text:p>4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56]+[.T56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620" calcext:value-type="float">
            <text:p>620</text:p>
          </table:table-cell>
          <table:table-cell office:value-type="float" office:value="520" calcext:value-type="float">
            <text:p>520</text:p>
          </table:table-cell>
          <table:table-cell table:formula="of:= [.M57]+[.N57]" office:value-type="float" office:value="1140" calcext:value-type="float">
            <text:p>11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P57]+[.Q57]"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57]+[.T57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58]+[.N58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P58]+[.Q58]"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formula="of:= [.S58]+[.T58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59]+[.N59]"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P59]+[.Q59]"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59]+[.T59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60]+[.N60]" office:value-type="float" office:value="1440" calcext:value-type="float">
            <text:p>14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P60]+[.Q60]"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60]+[.T60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61]+[.N61]" office:value-type="float" office:value="1240" calcext:value-type="float">
            <text:p>12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P61]+[.Q61]" office:value-type="float" office:value="440" calcext:value-type="float">
            <text:p>4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61]+[.T61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62]+[.N62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P62]+[.Q62]" office:value-type="float" office:value="740" calcext:value-type="float">
            <text:p>74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formula="of:= [.S62]+[.T62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63]+[.N63]" office:value-type="float" office:value="1240" calcext:value-type="float">
            <text:p>12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63]+[.Q63]"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63]+[.T63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64]+[.N64]" office:value-type="float" office:value="1440" calcext:value-type="float">
            <text:p>14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64]+[.Q64]"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S64]+[.T64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65]+[.N65]" office:value-type="float" office:value="1240" calcext:value-type="float">
            <text:p>12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P65]+[.Q65]"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office:value-type="float" office:value="420" calcext:value-type="float">
            <text:p>420</text:p>
          </table:table-cell>
          <table:table-cell table:formula="of:= [.S65]+[.T65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66]+[.N66]" office:value-type="float" office:value="1440" calcext:value-type="float">
            <text:p>14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66]+[.Q66]"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S66]+[.T66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67]+[.N67]" office:value-type="float" office:value="1240" calcext:value-type="float">
            <text:p>1240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table:formula="of:= [.P67]+[.Q67]" office:value-type="float" office:value="740" calcext:value-type="float">
            <text:p>74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 [.S67]+[.T67]" office:value-type="float" office:value="240" calcext:value-type="float">
            <text:p>2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68]+[.N68]" office:value-type="float" office:value="1240" calcext:value-type="float">
            <text:p>1240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table:formula="of:= [.P68]+[.Q68]" office:value-type="float" office:value="740" calcext:value-type="float">
            <text:p>74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table:formula="of:= [.S68]+[.T68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table:formula="of:= [.M69]+[.N69]" office:value-type="float" office:value="1340" calcext:value-type="float">
            <text:p>13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69]+[.Q69]"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S69]+[.T69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620" calcext:value-type="float">
            <text:p>620</text:p>
          </table:table-cell>
          <table:table-cell office:value-type="float" office:value="520" calcext:value-type="float">
            <text:p>520</text:p>
          </table:table-cell>
          <table:table-cell table:formula="of:= [.M70]+[.N70]" office:value-type="float" office:value="1140" calcext:value-type="float">
            <text:p>11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P70]+[.Q70]" office:value-type="float" office:value="340" calcext:value-type="float">
            <text:p>3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S70]+[.T70]" office:value-type="float" office:value="340" calcext:value-type="float">
            <text:p>3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71]+[.N71]" office:value-type="float" office:value="1440" calcext:value-type="float">
            <text:p>14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P71]+[.Q71]" office:value-type="float" office:value="440" calcext:value-type="float">
            <text:p>4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S71]+[.T71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72]+[.N72]" office:value-type="float" office:value="1440" calcext:value-type="float">
            <text:p>14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72]+[.Q72]"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S72]+[.T72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520" calcext:value-type="float">
            <text:p>520</text:p>
          </table:table-cell>
          <table:table-cell table:formula="of:= [.M73]+[.N73]" office:value-type="float" office:value="1040" calcext:value-type="float">
            <text:p>1040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table:formula="of:= [.P73]+[.Q73]" office:value-type="float" office:value="740" calcext:value-type="float">
            <text:p>7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S73]+[.T73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74]+[.N74]" office:value-type="float" office:value="1440" calcext:value-type="float">
            <text:p>14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74]+[.Q74]"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S74]+[.T74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75]+[.N75]" office:value-type="float" office:value="1240" calcext:value-type="float">
            <text:p>12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75]+[.Q75]" office:value-type="float" office:value="640" calcext:value-type="float">
            <text:p>640</text:p>
          </table:table-cell>
          <table:table-cell office:value-type="float" office:value="520" calcext:value-type="float">
            <text:p>520</text:p>
          </table:table-cell>
          <table:table-cell office:value-type="float" office:value="420" calcext:value-type="float">
            <text:p>420</text:p>
          </table:table-cell>
          <table:table-cell table:formula="of:= [.S75]+[.T75]" office:value-type="float" office:value="940" calcext:value-type="float">
            <text:p>9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520" calcext:value-type="float">
            <text:p>520</text:p>
          </table:table-cell>
          <table:table-cell table:formula="of:= [.M76]+[.N76]" office:value-type="float" office:value="1040" calcext:value-type="float">
            <text:p>10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76]+[.Q76]" office:value-type="float" office:value="340" calcext:value-type="float">
            <text:p>340</text:p>
          </table:table-cell>
          <table:table-cell table:number-columns-repeated="2" office:value-type="float" office:value="420" calcext:value-type="float">
            <text:p>420</text:p>
          </table:table-cell>
          <table:table-cell table:formula="of:= [.S76]+[.T76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77]+[.N77]" office:value-type="float" office:value="1440" calcext:value-type="float">
            <text:p>14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77]+[.Q77]"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S77]+[.T77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78]+[.N78]" office:value-type="float" office:value="1440" calcext:value-type="float">
            <text:p>14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78]+[.Q78]" office:value-type="float" office:value="540" calcext:value-type="float">
            <text:p>540</text:p>
          </table:table-cell>
          <table:table-cell table:number-columns-repeated="2" office:value-type="float" office:value="420" calcext:value-type="float">
            <text:p>420</text:p>
          </table:table-cell>
          <table:table-cell table:formula="of:= [.S78]+[.T78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79]+[.N79]" office:value-type="float" office:value="1440" calcext:value-type="float">
            <text:p>1440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table:formula="of:= [.P79]+[.Q79]"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S79]+[.T79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80]+[.N80]" office:value-type="float" office:value="1440" calcext:value-type="float">
            <text:p>14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80]+[.Q80]" office:value-type="float" office:value="640" calcext:value-type="float">
            <text:p>640</text:p>
          </table:table-cell>
          <table:table-cell table:number-columns-repeated="2" office:value-type="float" office:value="420" calcext:value-type="float">
            <text:p>420</text:p>
          </table:table-cell>
          <table:table-cell table:formula="of:= [.S80]+[.T80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81]+[.N81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P81]+[.Q81]" office:value-type="float" office:value="440" calcext:value-type="float">
            <text:p>4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S81]+[.T81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82]+[.N82]" office:value-type="float" office:value="1440" calcext:value-type="float">
            <text:p>14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82]+[.Q82]" office:value-type="float" office:value="540" calcext:value-type="float">
            <text:p>540</text:p>
          </table:table-cell>
          <table:table-cell table:number-columns-repeated="2" office:value-type="float" office:value="420" calcext:value-type="float">
            <text:p>420</text:p>
          </table:table-cell>
          <table:table-cell table:formula="of:= [.S82]+[.T82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83]+[.N83]" office:value-type="float" office:value="1240" calcext:value-type="float">
            <text:p>1240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table:formula="of:= [.P83]+[.Q83]"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S83]+[.T83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84]+[.N84]" office:value-type="float" office:value="1440" calcext:value-type="float">
            <text:p>1440</text:p>
          </table:table-cell>
          <table:table-cell office:value-type="float" office:value="620" calcext:value-type="float">
            <text:p>620</text:p>
          </table:table-cell>
          <table:table-cell office:value-type="float" office:value="220" calcext:value-type="float">
            <text:p>220</text:p>
          </table:table-cell>
          <table:table-cell table:formula="of:= [.P84]+[.Q84]" office:value-type="float" office:value="840" calcext:value-type="float">
            <text:p>8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S84]+[.T84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85]+[.N85]" office:value-type="float" office:value="1440" calcext:value-type="float">
            <text:p>1440</text:p>
          </table:table-cell>
          <table:table-cell office:value-type="float" office:value="620" calcext:value-type="float">
            <text:p>620</text:p>
          </table:table-cell>
          <table:table-cell office:value-type="float" office:value="220" calcext:value-type="float">
            <text:p>220</text:p>
          </table:table-cell>
          <table:table-cell table:formula="of:= [.P85]+[.Q85]" office:value-type="float" office:value="840" calcext:value-type="float">
            <text:p>84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table:formula="of:= [.S85]+[.T85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86]+[.N86]" office:value-type="float" office:value="1440" calcext:value-type="float">
            <text:p>14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86]+[.Q86]" office:value-type="float" office:value="640" calcext:value-type="float">
            <text:p>640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 [.S86]+[.T86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87]+[.N87]" office:value-type="float" office:value="1440" calcext:value-type="float">
            <text:p>14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87]+[.Q87]" office:value-type="float" office:value="540" calcext:value-type="float">
            <text:p>540</text:p>
          </table:table-cell>
          <table:table-cell table:number-columns-repeated="2" office:value-type="float" office:value="420" calcext:value-type="float">
            <text:p>420</text:p>
          </table:table-cell>
          <table:table-cell table:formula="of:= [.S87]+[.T87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88]+[.N88]" office:value-type="float" office:value="1440" calcext:value-type="float">
            <text:p>14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88]+[.Q88]"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S88]+[.T88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720" calcext:value-type="float">
            <text:p>720</text:p>
          </table:table-cell>
          <table:table-cell table:formula="of:= [.M89]+[.N89]" office:value-type="float" office:value="1440" calcext:value-type="float">
            <text:p>14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89]+[.Q89]"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S89]+[.T89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90]+[.N90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90]+[.Q90]"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table:formula="of:= [.S90]+[.T90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91]+[.N91]" office:value-type="float" office:value="1140" calcext:value-type="float">
            <text:p>11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91]+[.Q91]"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S91]+[.T91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620" calcext:value-type="float">
            <text:p>620</text:p>
          </table:table-cell>
          <table:table-cell office:value-type="float" office:value="720" calcext:value-type="float">
            <text:p>720</text:p>
          </table:table-cell>
          <table:table-cell table:formula="of:= [.M92]+[.N92]" office:value-type="float" office:value="1340" calcext:value-type="float">
            <text:p>13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92]+[.Q92]" office:value-type="float" office:value="540" calcext:value-type="float">
            <text:p>54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formula="of:= [.S92]+[.T92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table:formula="of:= [.M93]+[.N93]" office:value-type="float" office:value="1340" calcext:value-type="float">
            <text:p>13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93]+[.Q93]"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520" calcext:value-type="float">
            <text:p>520</text:p>
          </table:table-cell>
          <table:table-cell table:formula="of:= [.S93]+[.T93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94]+[.N94]" office:value-type="float" office:value="1140" calcext:value-type="float">
            <text:p>11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94]+[.Q94]" office:value-type="float" office:value="540" calcext:value-type="float">
            <text:p>540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formula="of:= [.S94]+[.T94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table:formula="of:= [.M95]+[.N95]" office:value-type="float" office:value="1340" calcext:value-type="float">
            <text:p>13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95]+[.Q95]" office:value-type="float" office:value="540" calcext:value-type="float">
            <text:p>54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table:formula="of:= [.S95]+[.T95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96]+[.N96]" office:value-type="float" office:value="1240" calcext:value-type="float">
            <text:p>12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96]+[.Q96]" office:value-type="float" office:value="640" calcext:value-type="float">
            <text:p>640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 [.S96]+[.T96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97]+[.N97]" office:value-type="float" office:value="1140" calcext:value-type="float">
            <text:p>11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97]+[.Q97]" office:value-type="float" office:value="540" calcext:value-type="float">
            <text:p>540</text:p>
          </table:table-cell>
          <table:table-cell table:number-columns-repeated="2" office:value-type="float" office:value="420" calcext:value-type="float">
            <text:p>420</text:p>
          </table:table-cell>
          <table:table-cell table:formula="of:= [.S97]+[.T97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620" calcext:value-type="float">
            <text:p>620</text:p>
          </table:table-cell>
          <table:table-cell table:formula="of:= [.M98]+[.N98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98]+[.Q98]"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620" calcext:value-type="float">
            <text:p>620</text:p>
          </table:table-cell>
          <table:table-cell table:formula="of:= [.S98]+[.T98]" office:value-type="float" office:value="940" calcext:value-type="float">
            <text:p>940</text:p>
          </table:table-cell>
        </table:table-row>
        <table:table-row table:style-name="ro1">
          <table:table-cell table:number-columns-repeated="12"/>
          <table:table-cell office:value-type="float" office:value="620" calcext:value-type="float">
            <text:p>620</text:p>
          </table:table-cell>
          <table:table-cell office:value-type="float" office:value="720" calcext:value-type="float">
            <text:p>720</text:p>
          </table:table-cell>
          <table:table-cell table:formula="of:= [.M99]+[.N99]" office:value-type="float" office:value="1340" calcext:value-type="float">
            <text:p>1340</text:p>
          </table:table-cell>
          <table:table-cell table:number-columns-repeated="2" office:value-type="float" office:value="420" calcext:value-type="float">
            <text:p>420</text:p>
          </table:table-cell>
          <table:table-cell table:formula="of:= [.P99]+[.Q99]" office:value-type="float" office:value="840" calcext:value-type="float">
            <text:p>8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S99]+[.T99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720" calcext:value-type="float">
            <text:p>720</text:p>
          </table:table-cell>
          <table:table-cell office:value-type="float" office:value="520" calcext:value-type="float">
            <text:p>520</text:p>
          </table:table-cell>
          <table:table-cell table:formula="of:= [.M100]+[.N100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100]+[.Q100]" office:value-type="float" office:value="540" calcext:value-type="float">
            <text:p>5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S100]+[.T100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101]+[.N101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101]+[.Q101]" office:value-type="float" office:value="340" calcext:value-type="float">
            <text:p>340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  <table:table-cell table:formula="of:= [.S101]+[.T101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02]+[.N102]" office:value-type="float" office:value="1140" calcext:value-type="float">
            <text:p>1140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formula="of:= [.P102]+[.Q102]"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office:value-type="float" office:value="320" calcext:value-type="float">
            <text:p>320</text:p>
          </table:table-cell>
          <table:table-cell table:formula="of:= [.S102]+[.T102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103]+[.N103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103]+[.Q103]"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103]+[.T103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04]+[.N104]" office:value-type="float" office:value="1140" calcext:value-type="float">
            <text:p>11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104]+[.Q104]" office:value-type="float" office:value="340" calcext:value-type="float">
            <text:p>340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table:formula="of:= [.S104]+[.T104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05]+[.N105]" office:value-type="float" office:value="1140" calcext:value-type="float">
            <text:p>1140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formula="of:= [.P105]+[.Q105]"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 [.S105]+[.T105]" office:value-type="float" office:value="340" calcext:value-type="float">
            <text:p>3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06]+[.N106]" office:value-type="float" office:value="1140" calcext:value-type="float">
            <text:p>1140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 table:formula="of:= [.P106]+[.Q106]"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106]+[.T106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07]+[.N107]" office:value-type="float" office:value="1140" calcext:value-type="float">
            <text:p>1140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formula="of:= [.P107]+[.Q107]"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 [.S107]+[.T107]" office:value-type="float" office:value="340" calcext:value-type="float">
            <text:p>3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108]+[.N108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108]+[.Q108]"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108]+[.T108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09]+[.N109]" office:value-type="float" office:value="1140" calcext:value-type="float">
            <text:p>11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109]+[.Q109]" office:value-type="float" office:value="340" calcext:value-type="float">
            <text:p>34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 [.S109]+[.T109]" office:value-type="float" office:value="240" calcext:value-type="float">
            <text:p>2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10]+[.N110]" office:value-type="float" office:value="1140" calcext:value-type="float">
            <text:p>1140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formula="of:= [.P110]+[.Q110]"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 [.S110]+[.T110]" office:value-type="float" office:value="340" calcext:value-type="float">
            <text:p>3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111]+[.N111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111]+[.Q111]" office:value-type="float" office:value="340" calcext:value-type="float">
            <text:p>34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 [.S111]+[.T111]" office:value-type="float" office:value="240" calcext:value-type="float">
            <text:p>2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12]+[.N112]" office:value-type="float" office:value="1140" calcext:value-type="float">
            <text:p>114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table:formula="of:= [.P112]+[.Q112]"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 [.S112]+[.T112]" office:value-type="float" office:value="340" calcext:value-type="float">
            <text:p>3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13]+[.N113]" office:value-type="float" office:value="1140" calcext:value-type="float">
            <text:p>11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P113]+[.Q113]"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S113]+[.T113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114]+[.N114]" office:value-type="float" office:value="1240" calcext:value-type="float">
            <text:p>1240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table:formula="of:= [.P114]+[.Q114]" office:value-type="float" office:value="740" calcext:value-type="float">
            <text:p>740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formula="of:= [.S114]+[.T114]" office:value-type="float" office:value="340" calcext:value-type="float">
            <text:p>3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15]+[.N115]" office:value-type="float" office:value="1140" calcext:value-type="float">
            <text:p>1140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formula="of:= [.P115]+[.Q115]" office:value-type="float" office:value="440" calcext:value-type="float">
            <text:p>440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formula="of:= [.S115]+[.T115]" office:value-type="float" office:value="240" calcext:value-type="float">
            <text:p>2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16]+[.N116]" office:value-type="float" office:value="1140" calcext:value-type="float">
            <text:p>11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P116]+[.Q116]" office:value-type="float" office:value="440" calcext:value-type="float">
            <text:p>440</text:p>
          </table:table-cell>
          <table:table-cell table:number-columns-repeated="2" office:value-type="float" office:value="220" calcext:value-type="float">
            <text:p>220</text:p>
          </table:table-cell>
          <table:table-cell table:formula="of:= [.S116]+[.T116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M117]+[.N117]" office:value-type="float" office:value="1240" calcext:value-type="float">
            <text:p>12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117]+[.Q117]" office:value-type="float" office:value="540" calcext:value-type="float">
            <text:p>5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S117]+[.T117]" office:value-type="float" office:value="440" calcext:value-type="float">
            <text:p>440</text:p>
          </table:table-cell>
        </table:table-row>
        <table:table-row table:style-name="ro1">
          <table:table-cell table:number-columns-repeated="12"/>
          <table:table-cell office:value-type="float" office:value="320" calcext:value-type="float">
            <text:p>320</text:p>
          </table:table-cell>
          <table:table-cell office:value-type="float" office:value="520" calcext:value-type="float">
            <text:p>520</text:p>
          </table:table-cell>
          <table:table-cell table:formula="of:= [.M118]+[.N118]" office:value-type="float" office:value="840" calcext:value-type="float">
            <text:p>8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P118]+[.Q118]"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118]+[.T118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420" calcext:value-type="float">
            <text:p>420</text:p>
          </table:table-cell>
          <table:table-cell table:formula="of:= [.M119]+[.N119]" office:value-type="float" office:value="940" calcext:value-type="float">
            <text:p>9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119]+[.Q119]"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119]+[.T119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420" calcext:value-type="float">
            <text:p>420</text:p>
          </table:table-cell>
          <table:table-cell office:value-type="float" office:value="620" calcext:value-type="float">
            <text:p>620</text:p>
          </table:table-cell>
          <table:table-cell table:formula="of:= [.M120]+[.N120]" office:value-type="float" office:value="1040" calcext:value-type="float">
            <text:p>10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120]+[.Q120]" office:value-type="float" office:value="540" calcext:value-type="float">
            <text:p>540</text:p>
          </table:table-cell>
          <table:table-cell office:value-type="float" office:value="620" calcext:value-type="float">
            <text:p>620</text:p>
          </table:table-cell>
          <table:table-cell office:value-type="float" office:value="120" calcext:value-type="float">
            <text:p>120</text:p>
          </table:table-cell>
          <table:table-cell table:formula="of:= [.S120]+[.T120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table:formula="of:= [.M121]+[.N121]" office:value-type="float" office:value="1140" calcext:value-type="float">
            <text:p>11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121]+[.Q121]" office:value-type="float" office:value="640" calcext:value-type="float">
            <text:p>640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 table:formula="of:= [.S121]+[.T121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420" calcext:value-type="float">
            <text:p>420</text:p>
          </table:table-cell>
          <table:table-cell office:value-type="float" office:value="720" calcext:value-type="float">
            <text:p>720</text:p>
          </table:table-cell>
          <table:table-cell table:formula="of:= [.M122]+[.N122]" office:value-type="float" office:value="1140" calcext:value-type="float">
            <text:p>1140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 [.P122]+[.Q122]" office:value-type="float" office:value="640" calcext:value-type="float">
            <text:p>640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table:formula="of:= [.S122]+[.T122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420" calcext:value-type="float">
            <text:p>420</text:p>
          </table:table-cell>
          <table:table-cell office:value-type="float" office:value="620" calcext:value-type="float">
            <text:p>620</text:p>
          </table:table-cell>
          <table:table-cell table:formula="of:= [.M123]+[.N123]" office:value-type="float" office:value="1040" calcext:value-type="float">
            <text:p>1040</text:p>
          </table:table-cell>
          <table:table-cell office:value-type="float" office:value="520" calcext:value-type="float">
            <text:p>520</text:p>
          </table:table-cell>
          <table:table-cell office:value-type="float" office:value="220" calcext:value-type="float">
            <text:p>220</text:p>
          </table:table-cell>
          <table:table-cell table:formula="of:= [.P123]+[.Q123]" office:value-type="float" office:value="740" calcext:value-type="float">
            <text:p>740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 [.S123]+[.T123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table:formula="of:= [.M124]+[.N124]" office:value-type="float" office:value="1040" calcext:value-type="float">
            <text:p>104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table:formula="of:= [.P124]+[.Q124]"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124]+[.T124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table:formula="of:= [.M125]+[.N125]" office:value-type="float" office:value="840" calcext:value-type="float">
            <text:p>840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formula="of:= [.P125]+[.Q125]" office:value-type="float" office:value="440" calcext:value-type="float">
            <text:p>4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125]+[.T125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26]+[.N126]"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126]+[.Q126]" office:value-type="float" office:value="540" calcext:value-type="float">
            <text:p>540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 table:formula="of:= [.S126]+[.T126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720" calcext:value-type="float">
            <text:p>720</text:p>
          </table:table-cell>
          <table:table-cell table:formula="of:= [.M127]+[.N127]" office:value-type="float" office:value="940" calcext:value-type="float">
            <text:p>940</text:p>
          </table:table-cell>
          <table:table-cell office:value-type="float" office:value="420" calcext:value-type="float">
            <text:p>420</text:p>
          </table:table-cell>
          <table:table-cell office:value-type="float" office:value="220" calcext:value-type="float">
            <text:p>220</text:p>
          </table:table-cell>
          <table:table-cell table:formula="of:= [.P127]+[.Q127]" office:value-type="float" office:value="640" calcext:value-type="float">
            <text:p>6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127]+[.T127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620" calcext:value-type="float">
            <text:p>620</text:p>
          </table:table-cell>
          <table:table-cell table:formula="of:= [.M128]+[.N128]" office:value-type="float" office:value="640" calcext:value-type="float">
            <text:p>640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 [.P128]+[.Q128]"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table:formula="of:= [.S128]+[.T128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table:formula="of:= [.M129]+[.N129]" office:value-type="float" office:value="840" calcext:value-type="float">
            <text:p>840</text:p>
          </table:table-cell>
          <table:table-cell office:value-type="float" office:value="320" calcext:value-type="float">
            <text:p>320</text:p>
          </table:table-cell>
          <table:table-cell office:value-type="float" office:value="520" calcext:value-type="float">
            <text:p>520</text:p>
          </table:table-cell>
          <table:table-cell table:formula="of:= [.P129]+[.Q129]" office:value-type="float" office:value="840" calcext:value-type="float">
            <text:p>84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table:formula="of:= [.S129]+[.T129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420" calcext:value-type="float">
            <text:p>420</text:p>
          </table:table-cell>
          <table:table-cell office:value-type="float" office:value="620" calcext:value-type="float">
            <text:p>620</text:p>
          </table:table-cell>
          <table:table-cell table:formula="of:= [.M130]+[.N130]" office:value-type="float" office:value="1040" calcext:value-type="float">
            <text:p>1040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table:formula="of:= [.P130]+[.Q130]" office:value-type="float" office:value="1040" calcext:value-type="float">
            <text:p>10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130]+[.T130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table:formula="of:= [.M131]+[.N131]" office:value-type="float" office:value="1040" calcext:value-type="float">
            <text:p>1040</text:p>
          </table:table-cell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table:formula="of:= [.P131]+[.Q131]" office:value-type="float" office:value="940" calcext:value-type="float">
            <text:p>940</text:p>
          </table:table-cell>
          <table:table-cell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table:formula="of:= [.S131]+[.T131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table:formula="of:= [.M132]+[.N132]" office:value-type="float" office:value="840" calcext:value-type="float">
            <text:p>840</text:p>
          </table:table-cell>
          <table:table-cell office:value-type="float" office:value="320" calcext:value-type="float">
            <text:p>320</text:p>
          </table:table-cell>
          <table:table-cell office:value-type="float" office:value="620" calcext:value-type="float">
            <text:p>620</text:p>
          </table:table-cell>
          <table:table-cell table:formula="of:= [.P132]+[.Q132]" office:value-type="float" office:value="940" calcext:value-type="float">
            <text:p>940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 table:formula="of:= [.S132]+[.T132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33]+[.N133]" office:value-type="float" office:value="740" calcext:value-type="float">
            <text:p>740</text:p>
          </table:table-cell>
          <table:table-cell office:value-type="float" office:value="420" calcext:value-type="float">
            <text:p>420</text:p>
          </table:table-cell>
          <table:table-cell office:value-type="float" office:value="620" calcext:value-type="float">
            <text:p>620</text:p>
          </table:table-cell>
          <table:table-cell table:formula="of:= [.P133]+[.Q133]" office:value-type="float" office:value="1040" calcext:value-type="float">
            <text:p>104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table:formula="of:= [.S133]+[.T133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table:formula="of:= [.M134]+[.N134]" office:value-type="float" office:value="1040" calcext:value-type="float">
            <text:p>10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P134]+[.Q134]" office:value-type="float" office:value="740" calcext:value-type="float">
            <text:p>740</text:p>
          </table:table-cell>
          <table:table-cell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table:formula="of:= [.S134]+[.T134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table:formula="of:= [.M135]+[.N135]" office:value-type="float" office:value="840" calcext:value-type="float">
            <text:p>8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135]+[.Q135]"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table:formula="of:= [.S135]+[.T135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36]+[.N136]" office:value-type="float" office:value="740" calcext:value-type="float">
            <text:p>740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 [.P136]+[.Q136]" office:value-type="float" office:value="640" calcext:value-type="float">
            <text:p>6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136]+[.T136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720" calcext:value-type="float">
            <text:p>720</text:p>
          </table:table-cell>
          <table:table-cell table:formula="of:= [.M137]+[.N137]" office:value-type="float" office:value="940" calcext:value-type="float">
            <text:p>940</text:p>
          </table:table-cell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table:formula="of:= [.P137]+[.Q137]" office:value-type="float" office:value="940" calcext:value-type="float">
            <text:p>940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 table:formula="of:= [.S137]+[.T137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38]+[.N138]"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520" calcext:value-type="float">
            <text:p>520</text:p>
          </table:table-cell>
          <table:table-cell table:formula="of:= [.P138]+[.Q138]" office:value-type="float" office:value="840" calcext:value-type="float">
            <text:p>840</text:p>
          </table:table-cell>
          <table:table-cell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table:formula="of:= [.S138]+[.T138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table:formula="of:= [.M139]+[.N139]" office:value-type="float" office:value="840" calcext:value-type="float">
            <text:p>840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table:formula="of:= [.P139]+[.Q139]" office:value-type="float" office:value="1040" calcext:value-type="float">
            <text:p>104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table:formula="of:= [.S139]+[.T139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720" calcext:value-type="float">
            <text:p>720</text:p>
          </table:table-cell>
          <table:table-cell table:formula="of:= [.M140]+[.N140]" office:value-type="float" office:value="840" calcext:value-type="float">
            <text:p>840</text:p>
          </table:table-cell>
          <table:table-cell office:value-type="float" office:value="320" calcext:value-type="float">
            <text:p>320</text:p>
          </table:table-cell>
          <table:table-cell office:value-type="float" office:value="620" calcext:value-type="float">
            <text:p>620</text:p>
          </table:table-cell>
          <table:table-cell table:formula="of:= [.P140]+[.Q140]" office:value-type="float" office:value="940" calcext:value-type="float">
            <text:p>9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140]+[.T140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41]+[.N141]"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P141]+[.Q141]" office:value-type="float" office:value="740" calcext:value-type="float">
            <text:p>74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table:formula="of:= [.S141]+[.T141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42]+[.N142]"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formula="of:= [.P142]+[.Q142]" office:value-type="float" office:value="540" calcext:value-type="float">
            <text:p>5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142]+[.T142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43]+[.N143]" office:value-type="float" office:value="740" calcext:value-type="float">
            <text:p>740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 [.P143]+[.Q143]"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table:formula="of:= [.S143]+[.T143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44]+[.N144]"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table:formula="of:= [.P144]+[.Q144]" office:value-type="float" office:value="740" calcext:value-type="float">
            <text:p>740</text:p>
          </table:table-cell>
          <table:table-cell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table:formula="of:= [.S144]+[.T144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table:formula="of:= [.M145]+[.N145]" office:value-type="float" office:value="840" calcext:value-type="float">
            <text:p>840</text:p>
          </table:table-cell>
          <table:table-cell table:number-columns-repeated="2" office:value-type="float" office:value="320" calcext:value-type="float">
            <text:p>320</text:p>
          </table:table-cell>
          <table:table-cell table:formula="of:= [.P145]+[.Q145]" office:value-type="float" office:value="640" calcext:value-type="float">
            <text:p>640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table:formula="of:= [.S145]+[.T145]" office:value-type="float" office:value="540" calcext:value-type="float">
            <text:p>5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46]+[.N146]"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520" calcext:value-type="float">
            <text:p>520</text:p>
          </table:table-cell>
          <table:table-cell table:formula="of:= [.P146]+[.Q146]" office:value-type="float" office:value="840" calcext:value-type="float">
            <text:p>840</text:p>
          </table:table-cell>
          <table:table-cell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table:formula="of:= [.S146]+[.T146]" office:value-type="float" office:value="840" calcext:value-type="float">
            <text:p>8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table:formula="of:= [.M147]+[.N147]" office:value-type="float" office:value="840" calcext:value-type="float">
            <text:p>840</text:p>
          </table:table-cell>
          <table:table-cell office:value-type="float" office:value="320" calcext:value-type="float">
            <text:p>320</text:p>
          </table:table-cell>
          <table:table-cell office:value-type="float" office:value="720" calcext:value-type="float">
            <text:p>720</text:p>
          </table:table-cell>
          <table:table-cell table:formula="of:= [.P147]+[.Q147]" office:value-type="float" office:value="1040" calcext:value-type="float">
            <text:p>104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table:formula="of:= [.S147]+[.T147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48]+[.N148]" office:value-type="float" office:value="740" calcext:value-type="float">
            <text:p>740</text:p>
          </table:table-cell>
          <table:table-cell office:value-type="float" office:value="320" calcext:value-type="float">
            <text:p>320</text:p>
          </table:table-cell>
          <table:table-cell office:value-type="float" office:value="520" calcext:value-type="float">
            <text:p>520</text:p>
          </table:table-cell>
          <table:table-cell table:formula="of:= [.P148]+[.Q148]" office:value-type="float" office:value="840" calcext:value-type="float">
            <text:p>840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 [.S148]+[.T148]" office:value-type="float" office:value="640" calcext:value-type="float">
            <text:p>640</text:p>
          </table:table-cell>
        </table:table-row>
        <table:table-row table:style-name="ro1"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  <table:table-cell table:formula="of:= [.M149]+[.N149]"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office:value-type="float" office:value="720" calcext:value-type="float">
            <text:p>720</text:p>
          </table:table-cell>
          <table:table-cell table:formula="of:= [.P149]+[.Q149]" office:value-type="float" office:value="1240" calcext:value-type="float">
            <text:p>1240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table:formula="of:= [.S149]+[.T149]" office:value-type="float" office:value="740" calcext:value-type="float">
            <text:p>740</text:p>
          </table:table-cell>
        </table:table-row>
        <table:table-row table:style-name="ro1"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  <table:table-cell table:formula="of:= [.M150]+[.N150]" office:value-type="float" office:value="840" calcext:value-type="float">
            <text:p>840</text:p>
          </table:table-cell>
          <table:table-cell office:value-type="float" office:value="420" calcext:value-type="float">
            <text:p>420</text:p>
          </table:table-cell>
          <table:table-cell office:value-type="float" office:value="720" calcext:value-type="float">
            <text:p>720</text:p>
          </table:table-cell>
          <table:table-cell table:formula="of:= [.P150]+[.Q150]" office:value-type="float" office:value="1140" calcext:value-type="float">
            <text:p>1140</text:p>
          </table:table-cell>
          <table:table-cell office:value-type="float" office:value="620" calcext:value-type="float">
            <text:p>620</text:p>
          </table:table-cell>
          <table:table-cell office:value-type="float" office:value="120" calcext:value-type="float">
            <text:p>120</text:p>
          </table:table-cell>
          <table:table-cell table:formula="of:= [.S150]+[.T150]" office:value-type="float" office:value="740" calcext:value-type="float">
            <text:p>7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4:57:02.385797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08:39:45.108689466</meta:creation-date>
    <dc:date>2016-01-18T16:23:18.660572022</dc:date>
    <meta:editing-duration>PT2H59M50S</meta:editing-duration>
    <meta:editing-cycles>2</meta:editing-cycles>
    <meta:generator>LibreOffice/5.0.2.2$Linux_X86_64 LibreOffice_project/00m0$Build-2</meta:generator>
    <meta:document-statistic meta:table-count="1" meta:cell-count="14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99cm" svg:y="0.316cm" chart:style-name="ch2">
          <text:p>Blacklist space vs. overselection rate</text:p>
        </chart:title>
        <chart:legend chart:legend-position="end" svg:x="13.677cm" svg:y="3.703cm" style:legend-expansion="high" chart:style-name="ch3"/>
        <chart:plot-area chart:style-name="ch4" table:cell-range-address="Sheet1.A2:Sheet1.D15 Sheet1.B1:Sheet1.D1" chart:data-source-has-labels="row" svg:x="1.331cm" svg:y="1.301cm" svg:width="12.026cm" svg:height="6.538cm">
          <chartooo:coordinate-region svg:x="2.243cm" svg:y="1.5cm" svg:width="10.834cm" svg:height="5.692cm"/>
          <chart:axis chart:dimension="x" chart:name="primary-x" chart:style-name="ch5">
            <chart:title svg:x="6.863cm" svg:y="8.019cm" chart:style-name="ch6">
              <text:p>#slots</text:p>
            </chart:title>
          </chart:axis>
          <chart:axis chart:dimension="y" chart:name="primary-y" chart:style-name="ch5">
            <chart:title svg:x="0.451cm" svg:y="5.937cm" chart:style-name="ch7">
              <text:p>Overselection rate</text:p>
            </chart:title>
            <chart:grid chart:style-name="ch8" chart:class="major"/>
          </chart:axis>
          <chart:series chart:style-name="ch9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10" chart:values-cell-range-address="Sheet1.C2:Sheet1.C15" chart:label-cell-address="Sheet1.C1:Sheet1.C1" chart:class="chart:scatter">
            <chart:data-point chart:repeated="14"/>
          </chart:series>
          <chart:series chart:style-name="ch11" chart:values-cell-range-address="Sheet1.D2:Sheet1.D15" chart:label-cell-address="Sheet1.D1:Sheet1.D1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cv1</text:p>
                <draw:g>
                  <svg:desc>Sheet1.B1:Sheet1.B1</svg:desc>
                </draw:g>
              </table:table-cell>
              <table:table-cell office:value-type="string">
                <text:p>Recv2</text:p>
                <draw:g>
                  <svg:desc>Sheet1.C1:Sheet1.C1</svg:desc>
                </draw:g>
              </table:table-cell>
              <table:table-cell office:value-type="string">
                <text:p>Recv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5</svg:desc>
                </draw:g>
              </table:table-cell>
              <table:table-cell office:value-type="float" office:value="0.0741666">
                <text:p>0.0741666</text:p>
                <draw:g>
                  <svg:desc>Sheet1.B2:Sheet1.B15</svg:desc>
                </draw:g>
              </table:table-cell>
              <table:table-cell office:value-type="float" office:value="0.0702428">
                <text:p>0.0702428</text:p>
                <draw:g>
                  <svg:desc>Sheet1.C2:Sheet1.C15</svg:desc>
                </draw:g>
              </table:table-cell>
              <table:table-cell office:value-type="float" office:value="0.0705184">
                <text:p>0.0705184</text:p>
                <draw:g>
                  <svg:desc>Sheet1.D2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306477">
                <text:p>0.0306477</text:p>
              </table:table-cell>
              <table:table-cell office:value-type="float" office:value="0.0265548">
                <text:p>0.0265548</text:p>
              </table:table-cell>
              <table:table-cell office:value-type="float" office:value="0.0151958">
                <text:p>0.0151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54812">
                <text:p>0.0254812</text:p>
              </table:table-cell>
              <table:table-cell office:value-type="float" office:value="0.0196743">
                <text:p>0.0196743</text:p>
              </table:table-cell>
              <table:table-cell office:value-type="float" office:value="0.00943951">
                <text:p>0.00943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197475">
                <text:p>0.0197475</text:p>
              </table:table-cell>
              <table:table-cell office:value-type="float" office:value="0.0139051">
                <text:p>0.0139051</text:p>
              </table:table-cell>
              <table:table-cell office:value-type="float" office:value="0.0067825">
                <text:p>0.0067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158257">
                <text:p>0.0158257</text:p>
              </table:table-cell>
              <table:table-cell office:value-type="float" office:value="0.011934">
                <text:p>0.011934</text:p>
              </table:table-cell>
              <table:table-cell office:value-type="float" office:value="0.00577737">
                <text:p>0.00577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137956">
                <text:p>0.0137956</text:p>
              </table:table-cell>
              <table:table-cell office:value-type="float" office:value="0.0107015">
                <text:p>0.0107015</text:p>
              </table:table-cell>
              <table:table-cell office:value-type="float" office:value="0.00461026">
                <text:p>0.00461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117365">
                <text:p>0.0117365</text:p>
              </table:table-cell>
              <table:table-cell office:value-type="float" office:value="0.00847891">
                <text:p>0.00847891</text:p>
              </table:table-cell>
              <table:table-cell office:value-type="float" office:value="0.00331869">
                <text:p>0.00331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106505">
                <text:p>0.0106505</text:p>
              </table:table-cell>
              <table:table-cell office:value-type="float" office:value="0.00787571">
                <text:p>0.00787571</text:p>
              </table:table-cell>
              <table:table-cell office:value-type="float" office:value="0.00368107">
                <text:p>0.00368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0100438">
                <text:p>0.0100438</text:p>
              </table:table-cell>
              <table:table-cell office:value-type="float" office:value="0.00786783">
                <text:p>0.00786783</text:p>
              </table:table-cell>
              <table:table-cell office:value-type="float" office:value="0.00303132">
                <text:p>0.00303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00987749">
                <text:p>0.00987749</text:p>
              </table:table-cell>
              <table:table-cell office:value-type="float" office:value="0.0065547">
                <text:p>0.0065547</text:p>
              </table:table-cell>
              <table:table-cell office:value-type="float" office:value="0.00222687">
                <text:p>0.00222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081369">
                <text:p>0.0081369</text:p>
              </table:table-cell>
              <table:table-cell office:value-type="float" office:value="0.0060815">
                <text:p>0.0060815</text:p>
              </table:table-cell>
              <table:table-cell office:value-type="float" office:value="0.00206617">
                <text:p>0.00206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00817145">
                <text:p>0.00817145</text:p>
              </table:table-cell>
              <table:table-cell office:value-type="float" office:value="0.00552561">
                <text:p>0.00552561</text:p>
              </table:table-cell>
              <table:table-cell office:value-type="float" office:value="0.00317446">
                <text:p>0.00317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00701262">
                <text:p>0.00701262</text:p>
              </table:table-cell>
              <table:table-cell office:value-type="float" office:value="0.00502397">
                <text:p>0.00502397</text:p>
              </table:table-cell>
              <table:table-cell office:value-type="float" office:value="0.00216198">
                <text:p>0.00216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00676517">
                <text:p>0.00676517</text:p>
              </table:table-cell>
              <table:table-cell office:value-type="float" office:value="0.005149">
                <text:p>0.005149</text:p>
              </table:table-cell>
              <table:table-cell office:value-type="float" office:value="0.00207751">
                <text:p>0.00207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8cm" svg:y="4.201cm" style:legend-expansion="high" chart:style-name="ch2"/>
        <chart:plot-area chart:style-name="ch3" table:cell-range-address="Sheet1.O1:Sheet1.O150" chart:data-source-has-labels="row" svg:x="1.331cm" svg:y="0.18cm" svg:width="12.747cm" svg:height="7.659cm">
          <chartooo:coordinate-region svg:x="2.323cm" svg:y="0.301cm" svg:width="11.755cm" svg:height="6.536cm"/>
          <chart:axis chart:dimension="x" chart:name="primary-x" chart:style-name="ch4">
            <chart:title svg:x="7.223cm" svg:y="8.019cm" chart:style-name="ch5">
              <text:p>round</text:p>
            </chart:title>
          </chart:axis>
          <chart:axis chart:dimension="y" chart:name="primary-y" chart:style-name="ch4">
            <chart:title svg:x="0.451cm" svg:y="5.31cm" chart:style-name="ch6">
              <text:p>#slots on both sw</text:p>
            </chart:title>
            <chart:grid chart:style-name="ch7" chart:class="major"/>
          </chart:axis>
          <chart:series chart:style-name="ch8" chart:values-cell-range-address="Sheet1.O1:Sheet1.O150" loext:label-string="recv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v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0">
                <text:p>340</text:p>
                <draw:g>
                  <svg:desc>Sheet1.O1:Sheet1.O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0">
                <text:p>8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8cm" svg:y="4.201cm" style:legend-expansion="high" chart:style-name="ch2"/>
        <chart:plot-area chart:style-name="ch3" table:cell-range-address="Sheet1.R1:Sheet1.R150" chart:data-source-has-labels="row" svg:x="1.331cm" svg:y="0.18cm" svg:width="12.747cm" svg:height="7.659cm">
          <chartooo:coordinate-region svg:x="2.323cm" svg:y="0.301cm" svg:width="11.755cm" svg:height="6.536cm"/>
          <chart:axis chart:dimension="x" chart:name="primary-x" chart:style-name="ch4">
            <chart:title svg:x="7.223cm" svg:y="8.019cm" chart:style-name="ch5">
              <text:p>round</text:p>
            </chart:title>
          </chart:axis>
          <chart:axis chart:dimension="y" chart:name="primary-y" chart:style-name="ch4">
            <chart:title svg:x="0.451cm" svg:y="4.49cm" chart:style-name="ch6">
              <text:p>#slots</text:p>
            </chart:title>
            <chart:grid chart:style-name="ch7" chart:class="major"/>
          </chart:axis>
          <chart:series chart:style-name="ch8" chart:values-cell-range-address="Sheet1.R1:Sheet1.R150" loext:label-string="recv2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v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R1:Sheet1.R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